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784" officeooo:paragraph-rsid="000b0784"/>
    </style:style>
    <style:style style:name="P2" style:family="paragraph" style:parent-style-name="Standard">
      <style:text-properties officeooo:rsid="000b0784" officeooo:paragraph-rsid="000c6dec"/>
    </style:style>
    <style:style style:name="P3" style:family="paragraph" style:parent-style-name="Standard">
      <style:text-properties fo:font-size="22pt" officeooo:rsid="000b0784" officeooo:paragraph-rsid="000b0784" style:font-size-asian="22pt" style:font-size-complex="22pt"/>
    </style:style>
    <style:style style:name="P4" style:family="paragraph" style:parent-style-name="Standard">
      <style:text-properties fo:font-size="18pt" officeooo:rsid="000d1abb" officeooo:paragraph-rsid="000d1abb" style:font-size-asian="15.75pt" style:font-size-complex="18pt"/>
    </style:style>
    <style:style style:name="P5" style:family="paragraph" style:parent-style-name="Standard">
      <style:text-properties fo:font-size="18pt" officeooo:rsid="000f1825" officeooo:paragraph-rsid="000f1825" style:font-size-asian="15.75pt" style:font-size-complex="18pt"/>
    </style:style>
    <style:style style:name="T1" style:family="text">
      <style:text-properties officeooo:rsid="000c6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4303</text:p>
      <text:p text:style-name="P3">160010723</text:p>
      <text:p text:style-name="P3">Dr Ian Miguel</text:p>
      <text:p text:style-name="P1"/>
      <text:p text:style-name="P1"/>
      <text:p text:style-name="P4">Description</text:p>
      <text:p text:style-name="P4"/>
      <text:p text:style-name="P4">Design</text:p>
      <text:p text:style-name="P4"/>
      <text:p text:style-name="P4">Implementation</text:p>
      <text:p text:style-name="P4"/>
      <text:p text:style-name="P5">Testing</text:p>
      <text:p text:style-name="P5"/>
      <text:p text:style-name="P5">Evaluation</text:p>
      <text:p text:style-name="P5"/>
      <text:p text:style-name="P5">Conclusion</text:p>
      <text:p text:style-name="P4"/>
      <text:p text:style-name="P4">References</text:p>
      <text:p text:style-name="P1"/>
      <text:p text:style-name="P2"><text:span text:style-name="T1">Reference for circle collisions:</text:span></text:p>
      <text:p text:style-name="P1"><text:a xlink:type="simple" xlink:href="https://www.gamedevelopment.blog/collision-detection-circles-rectangles-and-polygons/" text:style-name="Internet_20_link" text:visited-style-name="Visited_20_Internet_20_Link">https://www.gamedevelopment.blog/collision-detection-circles-rectangles-and-polygon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9:37.231894076</meta:creation-date>
    <dc:date>2019-10-02T15:35:51.521184714</dc:date>
    <meta:editing-duration>PT4H16M15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1" meta:paragraph-count="12" meta:word-count="17" meta:character-count="213" meta:non-whitespace-character-count="208"/>
  </office:meta>
</office:document-meta>
</file>